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3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31513" calcext:value-type="float">
            <text:p><text:s text:c="3"/>31,513</text:p>
          </table:table-cell>
          <table:table-cell table:style-name="ce63" office:value-type="float" office:value="30287" calcext:value-type="float">
            <text:p><text:s text:c="3"/>30,287</text:p>
          </table:table-cell>
          <table:table-cell table:style-name="ce63" office:value-type="float" office:value="1226" calcext:value-type="float">
            <text:p><text:s text:c="3"/>1,226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29965" calcext:value-type="float">
            <text:p><text:s text:c="3"/>29,965</text:p>
          </table:table-cell>
          <table:table-cell table:style-name="ce63" office:value-type="float" office:value="440" calcext:value-type="float">
            <text:p><text:s text:c="3"/>440</text:p>
          </table:table-cell>
          <table:table-cell table:style-name="ce63" office:value-type="float" office:value="1108" calcext:value-type="float">
            <text:p><text:s text:c="3"/>1,108</text:p>
          </table:table-cell>
          <table:table-cell table:style-name="ce63" office:value-type="float" office:value="30913" calcext:value-type="float">
            <text:p><text:s text:c="3"/>30,913</text:p>
          </table:table-cell>
          <table:table-cell table:style-name="ce63" office:value-type="float" office:value="186" calcext:value-type="float">
            <text:p><text:s text:c="3"/>186</text:p>
          </table:table-cell>
          <table:table-cell table:style-name="ce106" office:value-type="float" office:value="414" calcext:value-type="float">
            <text:p><text:s text:c="3"/>41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16383" calcext:value-type="float">
            <text:p><text:s text:c="3"/>16,383</text:p>
          </table:table-cell>
          <table:table-cell table:style-name="ce64" office:value-type="float" office:value="15760" calcext:value-type="float">
            <text:p><text:s text:c="3"/>15,760</text:p>
          </table:table-cell>
          <table:table-cell table:style-name="ce64" office:value-type="float" office:value="623" calcext:value-type="float">
            <text:p><text:s text:c="3"/>62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5574" calcext:value-type="float">
            <text:p><text:s text:c="3"/>15,574</text:p>
          </table:table-cell>
          <table:table-cell table:style-name="ce64" office:value-type="float" office:value="239" calcext:value-type="float">
            <text:p><text:s text:c="3"/>239</text:p>
          </table:table-cell>
          <table:table-cell table:style-name="ce64" office:value-type="float" office:value="570" calcext:value-type="float">
            <text:p><text:s text:c="3"/>570</text:p>
          </table:table-cell>
          <table:table-cell table:style-name="ce64" office:value-type="float" office:value="16085" calcext:value-type="float">
            <text:p><text:s text:c="3"/>16,085</text:p>
          </table:table-cell>
          <table:table-cell table:style-name="ce64" office:value-type="float" office:value="84" calcext:value-type="float">
            <text:p><text:s text:c="3"/>84</text:p>
          </table:table-cell>
          <table:table-cell table:style-name="ce107" office:value-type="float" office:value="214" calcext:value-type="float">
            <text:p><text:s text:c="3"/>21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15130" calcext:value-type="float">
            <text:p><text:s text:c="3"/>15,130</text:p>
          </table:table-cell>
          <table:table-cell table:style-name="ce64" office:value-type="float" office:value="14527" calcext:value-type="float">
            <text:p><text:s text:c="3"/>14,527</text:p>
          </table:table-cell>
          <table:table-cell table:style-name="ce64" office:value-type="float" office:value="603" calcext:value-type="float">
            <text:p><text:s text:c="3"/>60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4391" calcext:value-type="float">
            <text:p><text:s text:c="3"/>14,391</text:p>
          </table:table-cell>
          <table:table-cell table:style-name="ce64" office:value-type="float" office:value="201" calcext:value-type="float">
            <text:p><text:s text:c="3"/>201</text:p>
          </table:table-cell>
          <table:table-cell table:style-name="ce64" office:value-type="float" office:value="538" calcext:value-type="float">
            <text:p><text:s text:c="3"/>538</text:p>
          </table:table-cell>
          <table:table-cell table:style-name="ce64" office:value-type="float" office:value="14828" calcext:value-type="float">
            <text:p><text:s text:c="3"/>14,828</text:p>
          </table:table-cell>
          <table:table-cell table:style-name="ce64" office:value-type="float" office:value="102" calcext:value-type="float">
            <text:p><text:s text:c="3"/>102</text:p>
          </table:table-cell>
          <table:table-cell table:style-name="ce107" office:value-type="float" office:value="200" calcext:value-type="float">
            <text:p><text:s text:c="3"/>20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13.425555733248" calcext:value-type="float">
            <text:p>–13.43</text:p>
          </table:table-cell>
          <table:table-cell table:style-name="ce67" office:value-type="float" office:value="-13.5435684647303" calcext:value-type="float">
            <text:p>–13.54</text:p>
          </table:table-cell>
          <table:table-cell table:style-name="ce67" office:value-type="float" office:value="-10.3070175438597" calcext:value-type="float">
            <text:p>–10.31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14.1404882926423" calcext:value-type="float">
            <text:p>–14.14</text:p>
          </table:table-cell>
          <table:table-cell table:style-name="ce67" office:value-type="float" office:value="2.66666666666667" calcext:value-type="float">
            <text:p>2.67</text:p>
          </table:table-cell>
          <table:table-cell table:style-name="ce67" office:value-type="float" office:value="3.94366197183099" calcext:value-type="float">
            <text:p>3.94</text:p>
          </table:table-cell>
          <table:table-cell table:style-name="ce67" office:value-type="float" office:value="-13.7608713321954" calcext:value-type="float">
            <text:p>–13.76</text:p>
          </table:table-cell>
          <table:table-cell table:style-name="ce67" office:value-type="float" office:value="35.5932203389831" calcext:value-type="float">
            <text:p>35.59</text:p>
          </table:table-cell>
          <table:table-cell table:style-name="ce67" office:value-type="float" office:value="-4.86111111111111" calcext:value-type="float">
            <text:p>–4.86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13.192408578923" calcext:value-type="float">
            <text:p>–13.19</text:p>
          </table:table-cell>
          <table:table-cell table:style-name="ce68" office:value-type="float" office:value="-13.5826142537552" calcext:value-type="float">
            <text:p>–13.58</text:p>
          </table:table-cell>
          <table:table-cell table:style-name="ce68" office:value-type="float" office:value="-2.24215246636771" calcext:value-type="float">
            <text:p>–2.24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3.7814313346228" calcext:value-type="float">
            <text:p>–13.78</text:p>
          </table:table-cell>
          <table:table-cell table:style-name="ce68" office:value-type="float" office:value="9.33333333333333" calcext:value-type="float">
            <text:p>9.33</text:p>
          </table:table-cell>
          <table:table-cell table:style-name="ce68" office:value-type="float" office:value="-3.46534653465347" calcext:value-type="float">
            <text:p>–3.47</text:p>
          </table:table-cell>
          <table:table-cell table:style-name="ce68" office:value-type="float" office:value="-13.4732884223719" calcext:value-type="float">
            <text:p>–13.47</text:p>
          </table:table-cell>
          <table:table-cell table:style-name="ce68" office:value-type="float" office:value="20.6896551724138" calcext:value-type="float">
            <text:p>20.69</text:p>
          </table:table-cell>
          <table:table-cell table:style-name="ce70" office:value-type="float" office:value="-1.44927536231884" calcext:value-type="float">
            <text:p>–1.45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3.6763485477178" calcext:value-type="float">
            <text:p>–13.68</text:p>
          </table:table-cell>
          <table:table-cell table:style-name="ce69" office:value-type="float" office:value="-13.5013812154696" calcext:value-type="float">
            <text:p>–13.50</text:p>
          </table:table-cell>
          <table:table-cell table:style-name="ce69" office:value-type="float" office:value="-18.0257510729614" calcext:value-type="float">
            <text:p>–18.03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4.5247541831982" calcext:value-type="float">
            <text:p>–14.52</text:p>
          </table:table-cell>
          <table:table-cell table:style-name="ce69" office:value-type="float" office:value="-4" calcext:value-type="float">
            <text:p>–4.00</text:p>
          </table:table-cell>
          <table:table-cell table:style-name="ce69" office:value-type="float" office:value="13.7254901960784" calcext:value-type="float">
            <text:p>13.73</text:p>
          </table:table-cell>
          <table:table-cell table:style-name="ce69" office:value-type="float" office:value="-14.0709459459459" calcext:value-type="float">
            <text:p>–14.07</text:p>
          </table:table-cell>
          <table:table-cell table:style-name="ce69" office:value-type="float" office:value="50" calcext:value-type="float">
            <text:p>50.00</text:p>
          </table:table-cell>
          <table:table-cell table:style-name="ce69" office:value-type="float" office:value="-8" calcext:value-type="float">
            <text:p>–8.00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12.0459484632102" calcext:value-type="float">
            <text:p>12.05</text:p>
          </table:table-cell>
          <table:table-cell table:style-name="ce70" office:value-type="float" office:value="12.1783137719393" calcext:value-type="float">
            <text:p>12.18</text:p>
          </table:table-cell>
          <table:table-cell table:style-name="ce70" office:value-type="float" office:value="8.77659574468085" calcext:value-type="float">
            <text:p>8.78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2.3541598517065" calcext:value-type="float">
            <text:p>12.35</text:p>
          </table:table-cell>
          <table:table-cell table:style-name="ce70" office:value-type="float" office:value="8.45070422535211" calcext:value-type="float">
            <text:p>8.45</text:p>
          </table:table-cell>
          <table:table-cell table:style-name="ce70" office:value-type="float" office:value="5.42857142857143" calcext:value-type="float">
            <text:p>5.43</text:p>
          </table:table-cell>
          <table:table-cell table:style-name="ce70" office:value-type="float" office:value="11.8018967334036" calcext:value-type="float">
            <text:p>11.80</text:p>
          </table:table-cell>
          <table:table-cell table:style-name="ce70" office:value-type="float" office:value="42.8571428571429" calcext:value-type="float">
            <text:p>42.86</text:p>
          </table:table-cell>
          <table:table-cell table:style-name="ce70" office:value-type="float" office:value="17.0940170940171" calcext:value-type="float">
            <text:p>17.09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13.2219762527672" calcext:value-type="float">
            <text:p>13.22</text:p>
          </table:table-cell>
          <table:table-cell table:style-name="ce70" office:value-type="float" office:value="13.1380753138075" calcext:value-type="float">
            <text:p>13.14</text:p>
          </table:table-cell>
          <table:table-cell table:style-name="ce70" office:value-type="float" office:value="15.3439153439153" calcext:value-type="float">
            <text:p>15.3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3.1584514491221" calcext:value-type="float">
            <text:p>13.16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1.875" calcext:value-type="float">
            <text:p>21.88</text:p>
          </table:table-cell>
          <table:table-cell table:style-name="ce70" office:value-type="float" office:value="12.8524724152023" calcext:value-type="float">
            <text:p>12.85</text:p>
          </table:table-cell>
          <table:table-cell table:style-name="ce70" office:value-type="float" office:value="52.1739130434783" calcext:value-type="float">
            <text:p>52.17</text:p>
          </table:table-cell>
          <table:table-cell table:style-name="ce70" office:value-type="float" office:value="30.7692307692308" calcext:value-type="float">
            <text:p>30.77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10.8010225820196" calcext:value-type="float">
            <text:p>10.80</text:p>
          </table:table-cell>
          <table:table-cell table:style-name="ce69" office:value-type="float" office:value="11.1604171289106" calcext:value-type="float">
            <text:p>11.16</text:p>
          </table:table-cell>
          <table:table-cell table:style-name="ce69" office:value-type="float" office:value="2.13903743315508" calcext:value-type="float">
            <text:p>2.14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11.4986498649865" calcext:value-type="float">
            <text:p>11.50</text:p>
          </table:table-cell>
          <table:table-cell table:style-name="ce69" office:value-type="float" office:value="20" calcext:value-type="float">
            <text:p>20.00</text:p>
          </table:table-cell>
          <table:table-cell table:style-name="ce69" office:value-type="float" office:value="-8.42105263157895" calcext:value-type="float">
            <text:p>–8.42</text:p>
          </table:table-cell>
          <table:table-cell table:style-name="ce69" office:value-type="float" office:value="10.6832027850305" calcext:value-type="float">
            <text:p>10.68</text:p>
          </table:table-cell>
          <table:table-cell table:style-name="ce69" office:value-type="float" office:value="36.3636363636364" calcext:value-type="float">
            <text:p>36.36</text:p>
          </table:table-cell>
          <table:table-cell table:style-name="ce69" office:value-type="float" office:value="6.15384615384615" calcext:value-type="float">
            <text:p>6.15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3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0827" calcext:value-type="float">
            <text:p>10,827</text:p>
          </table:table-cell>
          <table:table-cell table:style-name="ce136" office:value-type="float" office:value="10418" calcext:value-type="float">
            <text:p>10,418</text:p>
          </table:table-cell>
          <table:table-cell table:style-name="ce136" office:value-type="float" office:value="409" calcext:value-type="float">
            <text:p>409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0304" calcext:value-type="float">
            <text:p>10,304</text:p>
          </table:table-cell>
          <table:table-cell table:style-name="ce136" office:value-type="float" office:value="154" calcext:value-type="float">
            <text:p>154</text:p>
          </table:table-cell>
          <table:table-cell table:style-name="ce136" office:value-type="float" office:value="369" calcext:value-type="float">
            <text:p>369</text:p>
          </table:table-cell>
          <table:table-cell table:style-name="ce136" office:value-type="float" office:value="10610" calcext:value-type="float">
            <text:p>10,610</text:p>
          </table:table-cell>
          <table:table-cell table:style-name="ce136" office:value-type="float" office:value="80" calcext:value-type="float">
            <text:p>80</text:p>
          </table:table-cell>
          <table:table-cell table:style-name="ce152" office:value-type="float" office:value="137" calcext:value-type="float">
            <text:p>137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626" calcext:value-type="float">
            <text:p>5,626</text:p>
          </table:table-cell>
          <table:table-cell table:style-name="ce137" office:value-type="float" office:value="5408" calcext:value-type="float">
            <text:p>5,408</text:p>
          </table:table-cell>
          <table:table-cell table:style-name="ce137" office:value-type="float" office:value="218" calcext:value-type="float">
            <text:p>21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349" calcext:value-type="float">
            <text:p>5,349</text:p>
          </table:table-cell>
          <table:table-cell table:style-name="ce137" office:value-type="float" office:value="82" calcext:value-type="float">
            <text:p>82</text:p>
          </table:table-cell>
          <table:table-cell table:style-name="ce137" office:value-type="float" office:value="195" calcext:value-type="float">
            <text:p>195</text:p>
          </table:table-cell>
          <table:table-cell table:style-name="ce137" office:value-type="float" office:value="5523" calcext:value-type="float">
            <text:p>5,523</text:p>
          </table:table-cell>
          <table:table-cell table:style-name="ce137" office:value-type="float" office:value="35" calcext:value-type="float">
            <text:p>35</text:p>
          </table:table-cell>
          <table:table-cell table:style-name="ce153" office:value-type="float" office:value="68" calcext:value-type="float">
            <text:p>6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201" calcext:value-type="float">
            <text:p>5,201</text:p>
          </table:table-cell>
          <table:table-cell table:style-name="ce137" office:value-type="float" office:value="5010" calcext:value-type="float">
            <text:p>5,010</text:p>
          </table:table-cell>
          <table:table-cell table:style-name="ce137" office:value-type="float" office:value="191" calcext:value-type="float">
            <text:p>19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955" calcext:value-type="float">
            <text:p>4,955</text:p>
          </table:table-cell>
          <table:table-cell table:style-name="ce137" office:value-type="float" office:value="72" calcext:value-type="float">
            <text:p>72</text:p>
          </table:table-cell>
          <table:table-cell table:style-name="ce137" office:value-type="float" office:value="174" calcext:value-type="float">
            <text:p>174</text:p>
          </table:table-cell>
          <table:table-cell table:style-name="ce143" office:value-type="float" office:value="5087" calcext:value-type="float">
            <text:p>5,087</text:p>
          </table:table-cell>
          <table:table-cell table:style-name="ce137" office:value-type="float" office:value="45" calcext:value-type="float">
            <text:p>45</text:p>
          </table:table-cell>
          <table:table-cell table:style-name="ce154" office:value-type="float" office:value="69" calcext:value-type="float">
            <text:p>6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58" calcext:value-type="float">
            <text:p>1,358</text:p>
          </table:table-cell>
          <table:table-cell table:style-name="ce129" office:value-type="float" office:value="1292" calcext:value-type="float">
            <text:p>1,292</text:p>
          </table:table-cell>
          <table:table-cell table:style-name="ce136" office:value-type="float" office:value="66" calcext:value-type="float">
            <text:p>6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68" calcext:value-type="float">
            <text:p>1,268</text:p>
          </table:table-cell>
          <table:table-cell table:style-name="ce129" office:value-type="float" office:value="29" calcext:value-type="float">
            <text:p>29</text:p>
          </table:table-cell>
          <table:table-cell table:style-name="ce145" office:value-type="float" office:value="61" calcext:value-type="float">
            <text:p>61</text:p>
          </table:table-cell>
          <table:table-cell table:style-name="ce136" office:value-type="float" office:value="1313" calcext:value-type="float">
            <text:p>1,313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30" calcext:value-type="float">
            <text:p>30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43" calcext:value-type="float">
            <text:p>743</text:p>
          </table:table-cell>
          <table:table-cell table:style-name="ce130" office:value-type="float" office:value="704" calcext:value-type="float">
            <text:p>704</text:p>
          </table:table-cell>
          <table:table-cell table:style-name="ce137" office:value-type="float" office:value="39" calcext:value-type="float">
            <text:p>3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95" calcext:value-type="float">
            <text:p>695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34" calcext:value-type="float">
            <text:p>34</text:p>
          </table:table-cell>
          <table:table-cell table:style-name="ce137" office:value-type="float" office:value="720" calcext:value-type="float">
            <text:p>720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15" calcext:value-type="float">
            <text:p>615</text:p>
          </table:table-cell>
          <table:table-cell table:style-name="ce130" office:value-type="float" office:value="588" calcext:value-type="float">
            <text:p>588</text:p>
          </table:table-cell>
          <table:table-cell table:style-name="ce137" office:value-type="float" office:value="27" calcext:value-type="float">
            <text:p>2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73" calcext:value-type="float">
            <text:p>573</text:p>
          </table:table-cell>
          <table:table-cell table:style-name="ce131" office:value-type="float" office:value="15" calcext:value-type="float">
            <text:p>15</text:p>
          </table:table-cell>
          <table:table-cell table:style-name="ce146" office:value-type="float" office:value="27" calcext:value-type="float">
            <text:p>27</text:p>
          </table:table-cell>
          <table:table-cell table:style-name="ce143" office:value-type="float" office:value="593" calcext:value-type="float">
            <text:p>593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46" calcext:value-type="float">
            <text:p>1,346</text:p>
          </table:table-cell>
          <table:table-cell table:style-name="ce129" office:value-type="float" office:value="1310" calcext:value-type="float">
            <text:p>1,310</text:p>
          </table:table-cell>
          <table:table-cell table:style-name="ce136" office:value-type="float" office:value="36" calcext:value-type="float">
            <text:p>3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95" calcext:value-type="float">
            <text:p>1,295</text:p>
          </table:table-cell>
          <table:table-cell table:style-name="ce129" office:value-type="float" office:value="22" calcext:value-type="float">
            <text:p>22</text:p>
          </table:table-cell>
          <table:table-cell table:style-name="ce145" office:value-type="float" office:value="29" calcext:value-type="float">
            <text:p>29</text:p>
          </table:table-cell>
          <table:table-cell table:style-name="ce136" office:value-type="float" office:value="1304" calcext:value-type="float">
            <text:p>1,304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23" calcext:value-type="float">
            <text:p>23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08" calcext:value-type="float">
            <text:p>708</text:p>
          </table:table-cell>
          <table:table-cell table:style-name="ce130" office:value-type="float" office:value="690" calcext:value-type="float">
            <text:p>690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85" calcext:value-type="float">
            <text:p>685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3" calcext:value-type="float">
            <text:p>13</text:p>
          </table:table-cell>
          <table:table-cell table:style-name="ce137" office:value-type="float" office:value="689" calcext:value-type="float">
            <text:p>689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38" calcext:value-type="float">
            <text:p>638</text:p>
          </table:table-cell>
          <table:table-cell table:style-name="ce130" office:value-type="float" office:value="620" calcext:value-type="float">
            <text:p>620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10" calcext:value-type="float">
            <text:p>610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16" calcext:value-type="float">
            <text:p>16</text:p>
          </table:table-cell>
          <table:table-cell table:style-name="ce143" office:value-type="float" office:value="615" calcext:value-type="float">
            <text:p>615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03" calcext:value-type="float">
            <text:p>1,403</text:p>
          </table:table-cell>
          <table:table-cell table:style-name="ce129" office:value-type="float" office:value="1362" calcext:value-type="float">
            <text:p>1,362</text:p>
          </table:table-cell>
          <table:table-cell table:style-name="ce136" office:value-type="float" office:value="41" calcext:value-type="float">
            <text:p>4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26" calcext:value-type="float">
            <text:p>1,326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58" calcext:value-type="float">
            <text:p>58</text:p>
          </table:table-cell>
          <table:table-cell table:style-name="ce136" office:value-type="float" office:value="1378" calcext:value-type="float">
            <text:p>1,378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01" calcext:value-type="float">
            <text:p>701</text:p>
          </table:table-cell>
          <table:table-cell table:style-name="ce130" office:value-type="float" office:value="685" calcext:value-type="float">
            <text:p>685</text:p>
          </table:table-cell>
          <table:table-cell table:style-name="ce137" office:value-type="float" office:value="16" calcext:value-type="float">
            <text:p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65" calcext:value-type="float">
            <text:p>665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689" calcext:value-type="float">
            <text:p>689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02" calcext:value-type="float">
            <text:p>702</text:p>
          </table:table-cell>
          <table:table-cell table:style-name="ce130" office:value-type="float" office:value="677" calcext:value-type="float">
            <text:p>677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61" calcext:value-type="float">
            <text:p>661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30" calcext:value-type="float">
            <text:p>30</text:p>
          </table:table-cell>
          <table:table-cell table:style-name="ce143" office:value-type="float" office:value="689" calcext:value-type="float">
            <text:p>689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293" calcext:value-type="float">
            <text:p>1,293</text:p>
          </table:table-cell>
          <table:table-cell table:style-name="ce129" office:value-type="float" office:value="1246" calcext:value-type="float">
            <text:p>1,246</text:p>
          </table:table-cell>
          <table:table-cell table:style-name="ce136" office:value-type="float" office:value="47" calcext:value-type="float">
            <text:p>4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30" calcext:value-type="float">
            <text:p>1,230</text:p>
          </table:table-cell>
          <table:table-cell table:style-name="ce129" office:value-type="float" office:value="23" calcext:value-type="float">
            <text:p>23</text:p>
          </table:table-cell>
          <table:table-cell table:style-name="ce145" office:value-type="float" office:value="40" calcext:value-type="float">
            <text:p>40</text:p>
          </table:table-cell>
          <table:table-cell table:style-name="ce136" office:value-type="float" office:value="1262" calcext:value-type="float">
            <text:p>1,262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3" calcext:value-type="float">
            <text:p>23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77" calcext:value-type="float">
            <text:p>677</text:p>
          </table:table-cell>
          <table:table-cell table:style-name="ce130" office:value-type="float" office:value="653" calcext:value-type="float">
            <text:p>653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45" calcext:value-type="float">
            <text:p>645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661" calcext:value-type="float">
            <text:p>661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16" calcext:value-type="float">
            <text:p>616</text:p>
          </table:table-cell>
          <table:table-cell table:style-name="ce130" office:value-type="float" office:value="593" calcext:value-type="float">
            <text:p>593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85" calcext:value-type="float">
            <text:p>585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17" calcext:value-type="float">
            <text:p>17</text:p>
          </table:table-cell>
          <table:table-cell table:style-name="ce143" office:value-type="float" office:value="601" calcext:value-type="float">
            <text:p>601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46" calcext:value-type="float">
            <text:p>746</text:p>
          </table:table-cell>
          <table:table-cell table:style-name="ce129" office:value-type="float" office:value="718" calcext:value-type="float">
            <text:p>718</text:p>
          </table:table-cell>
          <table:table-cell table:style-name="ce136" office:value-type="float" office:value="28" calcext:value-type="float">
            <text:p>2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11" calcext:value-type="float">
            <text:p>711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6" calcext:value-type="float">
            <text:p>26</text:p>
          </table:table-cell>
          <table:table-cell table:style-name="ce136" office:value-type="float" office:value="736" calcext:value-type="float">
            <text:p>736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73" calcext:value-type="float">
            <text:p>373</text:p>
          </table:table-cell>
          <table:table-cell table:style-name="ce130" office:value-type="float" office:value="357" calcext:value-type="float">
            <text:p>357</text:p>
          </table:table-cell>
          <table:table-cell table:style-name="ce137" office:value-type="float" office:value="16" calcext:value-type="float">
            <text:p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54" calcext:value-type="float">
            <text:p>354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370" calcext:value-type="float">
            <text:p>370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73" calcext:value-type="float">
            <text:p>373</text:p>
          </table:table-cell>
          <table:table-cell table:style-name="ce130" office:value-type="float" office:value="361" calcext:value-type="float">
            <text:p>361</text:p>
          </table:table-cell>
          <table:table-cell table:style-name="ce137" office:value-type="float" office:value="12" calcext:value-type="float">
            <text:p>1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57" calcext:value-type="float">
            <text:p>357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366" calcext:value-type="float">
            <text:p>366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63" calcext:value-type="float">
            <text:p>1,263</text:p>
          </table:table-cell>
          <table:table-cell table:style-name="ce129" office:value-type="float" office:value="1217" calcext:value-type="float">
            <text:p>1,217</text:p>
          </table:table-cell>
          <table:table-cell table:style-name="ce136" office:value-type="float" office:value="46" calcext:value-type="float">
            <text:p>4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17" calcext:value-type="float">
            <text:p>1,217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27" calcext:value-type="float">
            <text:p>27</text:p>
          </table:table-cell>
          <table:table-cell table:style-name="ce136" office:value-type="float" office:value="1247" calcext:value-type="float">
            <text:p>1,247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40" calcext:value-type="float">
            <text:p>640</text:p>
          </table:table-cell>
          <table:table-cell table:style-name="ce130" office:value-type="float" office:value="616" calcext:value-type="float">
            <text:p>616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12" calcext:value-type="float">
            <text:p>612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634" calcext:value-type="float">
            <text:p>634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23" calcext:value-type="float">
            <text:p>623</text:p>
          </table:table-cell>
          <table:table-cell table:style-name="ce130" office:value-type="float" office:value="601" calcext:value-type="float">
            <text:p>601</text:p>
          </table:table-cell>
          <table:table-cell table:style-name="ce137" office:value-type="float" office:value="22" calcext:value-type="float">
            <text:p>2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05" calcext:value-type="float">
            <text:p>605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1" calcext:value-type="float">
            <text:p>11</text:p>
          </table:table-cell>
          <table:table-cell table:style-name="ce143" office:value-type="float" office:value="613" calcext:value-type="float">
            <text:p>613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347" calcext:value-type="float">
            <text:p>3,347</text:p>
          </table:table-cell>
          <table:table-cell table:style-name="ce129" office:value-type="float" office:value="3203" calcext:value-type="float">
            <text:p>3,203</text:p>
          </table:table-cell>
          <table:table-cell table:style-name="ce136" office:value-type="float" office:value="144" calcext:value-type="float">
            <text:p>14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187" calcext:value-type="float">
            <text:p>3,187</text:p>
          </table:table-cell>
          <table:table-cell table:style-name="ce129" office:value-type="float" office:value="32" calcext:value-type="float">
            <text:p>32</text:p>
          </table:table-cell>
          <table:table-cell table:style-name="ce129" office:value-type="float" office:value="128" calcext:value-type="float">
            <text:p>128</text:p>
          </table:table-cell>
          <table:table-cell table:style-name="ce136" office:value-type="float" office:value="3303" calcext:value-type="float">
            <text:p>3,303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26" calcext:value-type="float">
            <text:p>2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749" calcext:value-type="float">
            <text:p>1,749</text:p>
          </table:table-cell>
          <table:table-cell table:style-name="ce130" office:value-type="float" office:value="1669" calcext:value-type="float">
            <text:p>1,669</text:p>
          </table:table-cell>
          <table:table-cell table:style-name="ce137" office:value-type="float" office:value="80" calcext:value-type="float">
            <text:p>8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59" calcext:value-type="float">
            <text:p>1,659</text:p>
          </table:table-cell>
          <table:table-cell table:style-name="ce130" office:value-type="float" office:value="21" calcext:value-type="float">
            <text:p>21</text:p>
          </table:table-cell>
          <table:table-cell table:style-name="ce130" office:value-type="float" office:value="69" calcext:value-type="float">
            <text:p>69</text:p>
          </table:table-cell>
          <table:table-cell table:style-name="ce137" office:value-type="float" office:value="1726" calcext:value-type="float">
            <text:p>1,726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598" calcext:value-type="float">
            <text:p>1,598</text:p>
          </table:table-cell>
          <table:table-cell table:style-name="ce130" office:value-type="float" office:value="1534" calcext:value-type="float">
            <text:p>1,534</text:p>
          </table:table-cell>
          <table:table-cell table:style-name="ce137" office:value-type="float" office:value="64" calcext:value-type="float">
            <text:p>6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528" calcext:value-type="float">
            <text:p>1,528</text:p>
          </table:table-cell>
          <table:table-cell table:style-name="ce130" office:value-type="float" office:value="11" calcext:value-type="float">
            <text:p>11</text:p>
          </table:table-cell>
          <table:table-cell table:style-name="ce130" office:value-type="float" office:value="59" calcext:value-type="float">
            <text:p>59</text:p>
          </table:table-cell>
          <table:table-cell table:style-name="ce143" office:value-type="float" office:value="1577" calcext:value-type="float">
            <text:p>1,577</text:p>
          </table:table-cell>
          <table:table-cell table:style-name="ce130" office:value-type="float" office:value="10" calcext:value-type="float">
            <text:p>10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5" calcext:value-type="float">
            <text:p>175</text:p>
          </table:table-cell>
          <table:table-cell table:style-name="ce133" office:value-type="float" office:value="170" calcext:value-type="float">
            <text:p>170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6" calcext:value-type="float">
            <text:p>16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71" calcext:value-type="float">
            <text:p>17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7" calcext:value-type="float">
            <text:p>97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8" calcext:value-type="float">
            <text:p>78</text:p>
          </table:table-cell>
          <table:table-cell table:style-name="ce134" office:value-type="float" office:value="75" calcext:value-type="float">
            <text:p>75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77" calcext:value-type="float">
            <text:p>7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01" calcext:value-type="float">
            <text:p>301</text:p>
          </table:table-cell>
          <table:table-cell table:style-name="ce133" office:value-type="float" office:value="289" calcext:value-type="float">
            <text:p>289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80" calcext:value-type="float">
            <text:p>28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295" calcext:value-type="float">
            <text:p>29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7" calcext:value-type="float">
            <text:p>147</text:p>
          </table:table-cell>
          <table:table-cell table:style-name="ce134" office:value-type="float" office:value="141" calcext:value-type="float">
            <text:p>141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6" calcext:value-type="float">
            <text:p>13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43" calcext:value-type="float">
            <text:p>14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4" calcext:value-type="float">
            <text:p>154</text:p>
          </table:table-cell>
          <table:table-cell table:style-name="ce134" office:value-type="float" office:value="148" calcext:value-type="float">
            <text:p>148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4" calcext:value-type="float">
            <text:p>14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152" calcext:value-type="float">
            <text:p>15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0" calcext:value-type="float">
            <text:p>190</text:p>
          </table:table-cell>
          <table:table-cell table:style-name="ce133" office:value-type="float" office:value="177" calcext:value-type="float">
            <text:p>177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7" calcext:value-type="float">
            <text:p>177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190" calcext:value-type="float">
            <text:p>19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7" calcext:value-type="float">
            <text:p>97</text:p>
          </table:table-cell>
          <table:table-cell table:style-name="ce134" office:value-type="float" office:value="89" calcext:value-type="float">
            <text:p>89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9" calcext:value-type="float">
            <text:p>8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3" calcext:value-type="float">
            <text:p>93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8" calcext:value-type="float">
            <text:p>8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93" calcext:value-type="float">
            <text:p>9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38" calcext:value-type="float">
            <text:p>738</text:p>
          </table:table-cell>
          <table:table-cell table:style-name="ce133" office:value-type="float" office:value="717" calcext:value-type="float">
            <text:p>717</text:p>
          </table:table-cell>
          <table:table-cell table:style-name="ce138" office:value-type="float" office:value="21" calcext:value-type="float">
            <text:p>2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10" calcext:value-type="float">
            <text:p>710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23" calcext:value-type="float">
            <text:p>23</text:p>
          </table:table-cell>
          <table:table-cell table:style-name="ce138" office:value-type="float" office:value="727" calcext:value-type="float">
            <text:p>727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73" calcext:value-type="float">
            <text:p>373</text:p>
          </table:table-cell>
          <table:table-cell table:style-name="ce134" office:value-type="float" office:value="363" calcext:value-type="float">
            <text:p>363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61" calcext:value-type="float">
            <text:p>36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368" calcext:value-type="float">
            <text:p>36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65" calcext:value-type="float">
            <text:p>365</text:p>
          </table:table-cell>
          <table:table-cell table:style-name="ce134" office:value-type="float" office:value="354" calcext:value-type="float">
            <text:p>354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49" calcext:value-type="float">
            <text:p>349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3" calcext:value-type="float">
            <text:p>13</text:p>
          </table:table-cell>
          <table:table-cell table:style-name="ce140" office:value-type="float" office:value="359" calcext:value-type="float">
            <text:p>35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4" calcext:value-type="float">
            <text:p>214</text:p>
          </table:table-cell>
          <table:table-cell table:style-name="ce133" office:value-type="float" office:value="201" calcext:value-type="float">
            <text:p>201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3" calcext:value-type="float">
            <text:p>20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212" calcext:value-type="float">
            <text:p>21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4" calcext:value-type="float">
            <text:p>114</text:p>
          </table:table-cell>
          <table:table-cell table:style-name="ce134" office:value-type="float" office:value="107" calcext:value-type="float">
            <text:p>107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8" calcext:value-type="float">
            <text:p>10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13" calcext:value-type="float">
            <text:p>11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0" calcext:value-type="float">
            <text:p>100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11" calcext:value-type="float">
            <text:p>411</text:p>
          </table:table-cell>
          <table:table-cell table:style-name="ce133" office:value-type="float" office:value="396" calcext:value-type="float">
            <text:p>396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95" calcext:value-type="float">
            <text:p>39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406" calcext:value-type="float">
            <text:p>40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26" calcext:value-type="float">
            <text:p>226</text:p>
          </table:table-cell>
          <table:table-cell table:style-name="ce134" office:value-type="float" office:value="216" calcext:value-type="float">
            <text:p>216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16" calcext:value-type="float">
            <text:p>21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5" calcext:value-type="float">
            <text:p>185</text:p>
          </table:table-cell>
          <table:table-cell table:style-name="ce134" office:value-type="float" office:value="180" calcext:value-type="float">
            <text:p>180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9" calcext:value-type="float">
            <text:p>17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83" calcext:value-type="float">
            <text:p>18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3" calcext:value-type="float">
            <text:p>183</text:p>
          </table:table-cell>
          <table:table-cell table:style-name="ce133" office:value-type="float" office:value="175" calcext:value-type="float">
            <text:p>175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1" calcext:value-type="float">
            <text:p>17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83" calcext:value-type="float">
            <text:p>18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5" calcext:value-type="float">
            <text:p>85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9" calcext:value-type="float">
            <text:p>7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85" calcext:value-type="float">
            <text:p>8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8" calcext:value-type="float">
            <text:p>98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8" calcext:value-type="float">
            <text:p>9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55" calcext:value-type="float">
            <text:p>355</text:p>
          </table:table-cell>
          <table:table-cell table:style-name="ce133" office:value-type="float" office:value="338" calcext:value-type="float">
            <text:p>338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41" calcext:value-type="float">
            <text:p>34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351" calcext:value-type="float">
            <text:p>35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87" calcext:value-type="float">
            <text:p>187</text:p>
          </table:table-cell>
          <table:table-cell table:style-name="ce134" office:value-type="float" office:value="179" calcext:value-type="float">
            <text:p>179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76" calcext:value-type="float">
            <text:p>17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85" calcext:value-type="float">
            <text:p>18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8" calcext:value-type="float">
            <text:p>168</text:p>
          </table:table-cell>
          <table:table-cell table:style-name="ce134" office:value-type="float" office:value="159" calcext:value-type="float">
            <text:p>159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65" calcext:value-type="float">
            <text:p>16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66" calcext:value-type="float">
            <text:p>16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8" calcext:value-type="float">
            <text:p>128</text:p>
          </table:table-cell>
          <table:table-cell table:style-name="ce133" office:value-type="float" office:value="120" calcext:value-type="float">
            <text:p>120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6" calcext:value-type="float">
            <text:p>12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27" calcext:value-type="float">
            <text:p>12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1" calcext:value-type="float">
            <text:p>71</text:p>
          </table:table-cell>
          <table:table-cell table:style-name="ce134" office:value-type="float" office:value="66" calcext:value-type="float">
            <text:p>66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9" calcext:value-type="float">
            <text:p>6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7" calcext:value-type="float">
            <text:p>57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7" calcext:value-type="float">
            <text:p>5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57" calcext:value-type="float">
            <text:p>5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9" calcext:value-type="float">
            <text:p>129</text:p>
          </table:table-cell>
          <table:table-cell table:style-name="ce133" office:value-type="float" office:value="120" calcext:value-type="float">
            <text:p>120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5" calcext:value-type="float">
            <text:p>12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29" calcext:value-type="float">
            <text:p>12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4" calcext:value-type="float">
            <text:p>64</text:p>
          </table:table-cell>
          <table:table-cell table:style-name="ce134" office:value-type="float" office:value="59" calcext:value-type="float">
            <text:p>59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64" calcext:value-type="float">
            <text:p>6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5" calcext:value-type="float">
            <text:p>65</text:p>
          </table:table-cell>
          <table:table-cell table:style-name="ce134" office:value-type="float" office:value="61" calcext:value-type="float">
            <text:p>61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65" calcext:value-type="float">
            <text:p>6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61" calcext:value-type="float">
            <text:p>61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0" calcext:value-type="float">
            <text:p>6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62" calcext:value-type="float">
            <text:p>6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1" calcext:value-type="float">
            <text:p>41</text:p>
          </table:table-cell>
          <table:table-cell table:style-name="ce134" office:value-type="float" office:value="40" calcext:value-type="float">
            <text:p>40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1" calcext:value-type="float">
            <text:p>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1" calcext:value-type="float">
            <text:p>21</text:p>
          </table:table-cell>
          <table:table-cell table:style-name="ce134" office:value-type="float" office:value="21" calcext:value-type="float">
            <text:p>21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1" calcext:value-type="float">
            <text:p>2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1" calcext:value-type="float">
            <text:p>111</text:p>
          </table:table-cell>
          <table:table-cell table:style-name="ce133" office:value-type="float" office:value="105" calcext:value-type="float">
            <text:p>105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4" calcext:value-type="float">
            <text:p>10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06" calcext:value-type="float">
            <text:p>10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1" calcext:value-type="float">
            <text:p>51</text:p>
          </table:table-cell>
          <table:table-cell table:style-name="ce134" office:value-type="float" office:value="49" calcext:value-type="float">
            <text:p>49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60" calcext:value-type="float">
            <text:p>260</text:p>
          </table:table-cell>
          <table:table-cell table:style-name="ce133" office:value-type="float" office:value="249" calcext:value-type="float">
            <text:p>249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47" calcext:value-type="float">
            <text:p>247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256" calcext:value-type="float">
            <text:p>25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3" calcext:value-type="float">
            <text:p>133</text:p>
          </table:table-cell>
          <table:table-cell table:style-name="ce134" office:value-type="float" office:value="127" calcext:value-type="float">
            <text:p>127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4" calcext:value-type="float">
            <text:p>124</text:p>
          </table:table-cell>
          <table:table-cell table:style-name="ce134" office:value-type="float" office:value="5" calcext:value-type="float">
            <text:p>5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31" calcext:value-type="float">
            <text:p>13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7" calcext:value-type="float">
            <text:p>127</text:p>
          </table:table-cell>
          <table:table-cell table:style-name="ce134" office:value-type="float" office:value="122" calcext:value-type="float">
            <text:p>122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3" calcext:value-type="float">
            <text:p>12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25" calcext:value-type="float">
            <text:p>12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0" calcext:value-type="float">
            <text:p>90</text:p>
          </table:table-cell>
          <table:table-cell table:style-name="ce133" office:value-type="float" office:value="85" calcext:value-type="float">
            <text:p>85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2" calcext:value-type="float">
            <text:p>8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88" calcext:value-type="float">
            <text:p>8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4" calcext:value-type="float">
            <text:p>54</text:p>
          </table:table-cell>
          <table:table-cell table:style-name="ce134" office:value-type="float" office:value="51" calcext:value-type="float">
            <text:p>51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0" calcext:value-type="float">
            <text:p>5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6" calcext:value-type="float">
            <text:p>36</text:p>
          </table:table-cell>
          <table:table-cell table:style-name="ce134" office:value-type="float" office:value="34" calcext:value-type="float">
            <text:p>3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2" calcext:value-type="float">
            <text:p>3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34" calcext:value-type="float">
            <text:p>3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71" calcext:value-type="float">
            <text:p>71</text:p>
          </table:table-cell>
          <table:table-cell table:style-name="ce129" office:value-type="float" office:value="70" calcext:value-type="float">
            <text:p>70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0" calcext:value-type="float">
            <text:p>70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36" office:value-type="float" office:value="67" calcext:value-type="float">
            <text:p>67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5" calcext:value-type="float">
            <text:p>35</text:p>
          </table:table-cell>
          <table:table-cell table:style-name="ce130" office:value-type="float" office:value="34" calcext:value-type="float">
            <text:p>34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4" calcext:value-type="float">
            <text:p>34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34" calcext:value-type="float">
            <text:p>34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6" calcext:value-type="float">
            <text:p>36</text:p>
          </table:table-cell>
          <table:table-cell table:style-name="ce130" office:value-type="float" office:value="36" calcext:value-type="float">
            <text:p>36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6" calcext:value-type="float">
            <text:p>36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3" calcext:value-type="float">
            <text:p>3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3" calcext:value-type="float">
            <text:p>63</text:p>
          </table:table-cell>
          <table:table-cell table:style-name="ce133" office:value-type="float" office:value="62" calcext:value-type="float">
            <text:p>62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2" calcext:value-type="float">
            <text:p>6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59" calcext:value-type="float">
            <text:p>59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29" calcext:value-type="float">
            <text:p>29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3" calcext:value-type="float">
            <text:p>33</text:p>
          </table:table-cell>
          <table:table-cell table:style-name="ce134" office:value-type="float" office:value="33" calcext:value-type="float">
            <text:p>33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5" calcext:value-type="float">
            <text:p>5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